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6877a" officeooo:paragraph-rsid="0006877a"/>
    </style:style>
    <style:style style:name="P2" style:family="paragraph" style:parent-style-name="Standard">
      <style:text-properties officeooo:rsid="0008f6ed" officeooo:paragraph-rsid="0008f6ed"/>
    </style:style>
    <style:style style:name="P3" style:family="paragraph" style:parent-style-name="Standard">
      <style:text-properties officeooo:rsid="000a0e22" officeooo:paragraph-rsid="000a0e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to Final - TCC</text:p>
      <text:p text:style-name="P2">ASDFAD</text:p>
      <text:p text:style-name="P2"/>
      <text:p text:style-name="P3">Primeira Modificaçã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20T23:30:11.291193721</meta:creation-date>
    <dc:date>2021-12-21T16:28:48.188836104</dc:date>
    <meta:editing-duration>PT1M22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3" meta:word-count="7" meta:character-count="45" meta:non-whitespace-character-count="41"/>
  </office:meta>
</office:document-meta>
</file>